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1" fo:font-size="10pt"/>
    </style:style>
    <style:style style:name="P2" style:family="paragraph" style:parent-style-name="Text_20_body" style:list-style-name="L1">
      <style:text-properties style:font-name="Arial1" fo:font-size="10pt"/>
    </style:style>
    <style:style style:name="P3" style:family="paragraph" style:parent-style-name="Text_20_body" style:list-style-name="L1">
      <style:text-properties style:font-name="Arial1" fo:font-size="10pt" fo:font-weight="bold"/>
    </style:style>
    <style:style style:name="P4" style:family="paragraph" style:parent-style-name="List_20_Contents" style:list-style-name="L1">
      <style:text-properties style:font-name="Arial1" fo:font-size="10pt"/>
    </style:style>
    <style:style style:name="P5" style:family="paragraph" style:parent-style-name="List_20_Contents" style:list-style-name="L1">
      <style:paragraph-properties fo:margin-top="0in" fo:margin-bottom="0.1965in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style:font-name="Arial1" fo:font-size="10pt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LaMiMail is a webbased imap client, based on the functions of php. You need to have imap extentions enabled in your php module, to use the nice piece of software.</text:p>
      <text:list text:style-name="L1">
        <text:list-item>
          <text:p text:style-name="P2"><text:span text:style-name="T1">Features:</text:span> </text:p>
          <text:p text:style-name="P2"><text:span text:style-name="T2">Sieve support:</text:span> <text:line-break/>FeLaMiMail supports managing sieve scripts on a sieve server.</text:p>
          <text:p text:style-name="P2"><text:span text:style-name="T2">SSL support:</text:span> <text:line-break/>FeLaMiMail is able to read emails over a encrypted SSL session.</text:p>
        </text:list-item>
        <text:list-item>
          <text:p text:style-name="P3">Filter:</text:p>
          <text:p text:style-name="P4">Todo items can be listed in two ways: </text:p>
          <text:p text:style-name="P4">Show all = all tasks for all groups you are a member of.</text:p>
          <text:p text:style-name="P5"><text:span text:style-name="T3">Only yours = only your own task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, Helvetica, san-serif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Sigurd Nes</meta:initial-creator>
    <meta:creation-date>2007-03-06T15:24:47</meta:creation-date>
    <dc:creator>Sigurd Nes</dc:creator>
    <dc:date>2007-03-06T15:27:49</dc:date>
    <dc:language>en-US</dc:language>
    <meta:editing-cycles>2</meta:editing-cycles>
    <meta:editing-duration>PT3M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8" meta:word-count="82" meta:character-count="462"/>
  </office:meta>
</office:document-meta>
</file>